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5c8a" officeooo:paragraph-rsid="00035c8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ício da folha:</text:p>
      <text:p text:style-name="P1"/>
      <text:p text:style-name="P1">1. Vantagens e Limitações do Linux<text:line-break/><text:line-break/>Vantagens:<text:line-break/><text:line-break/>Baixo custo: O Linux é gratuito, eliminando a necessidade de pagar por licenças caras de software.<text:line-break/><text:line-break/>Alta adaptabilidade: Pode ser personalizado conforme as demandas específicas de cada organização.<text:line-break/><text:line-break/>Segurança reforçada: É constantemente analisado e aprimorado por uma ampla comunidade de desenvolvedores.<text:line-break/><text:line-break/>Autonomia em relação a fornecedores: Não está vinculado a uma empresa única, o que dá mais liberdade ao usuário.<text:line-break/><text:line-break/>Limitações:<text:line-break/><text:line-break/>Aprendizado mais complexo: Em comparação com sistemas operacionais proprietários, pode exigir mais tempo para dominar.<text:line-break/><text:line-break/>Demanda por suporte técnico especializado: A instalação e manutenção requerem profissionais com conhecimento específico.<text:line-break/><text:line-break/>Problemas de compatibilidade: Certos programas comerciais não estão disponíveis para Linux.<text:line-break/><text:line-break/>2. Uso do Linux por Empresas<text:line-break/><text:line-break/>Organizações como a Jay Jacobs e a Burlington escolheram o Linux em vez de sistemas como Unix ou Windows NT devido a várias vantagens:<text:line-break/><text:line-break/>Economia nos custos de operação.<text:line-break/><text:line-break/>Desempenho elevado e maior estabilidade do sistema.<text:line-break/><text:line-break/>Liberdade para realizar configurações avançadas sem limitações impostas por licenças.<text:line-break/><text:line-break/>Melhor aproveitamento da escalabilidade em ambientes corporativos exigentes.<text:line-break/><text:line-break/>3. Evolução no Desenvolvimento de Software<text:line-break/><text:line-break/>O exemplo do Linux evidencia uma mudança profunda na forma como os softwares são desenvolvidos:<text:line-break/><text:line-break/>A Internet tornou possível um modelo de desenvolvimento colaborativo em escala global.<text:line-break/><text:line-break/>Milhares de programadores contribuem ao mesmo tempo para o mesmo projeto.<text:line-break/><text:line-break/>Isso torna o desenvolvimento mais rápido e com mais visibilidade.<text:line-break/><text:line-break/><text:soft-page-break/>O software final é sólido e não depende de uma única empresa, mas sim do esforço conjunto da comunidad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02T22:49:21.474000000</meta:creation-date>
    <dc:date>2025-10-02T22:50:05.613000000</dc:date>
    <meta:editing-duration>PT45S</meta:editing-duration>
    <meta:editing-cycles>1</meta:editing-cycles>
    <meta:document-statistic meta:table-count="0" meta:image-count="0" meta:object-count="0" meta:page-count="2" meta:paragraph-count="2" meta:word-count="244" meta:character-count="1728" meta:non-whitespace-character-count="1465"/>
    <meta:generator>LibreOffice/24.2.4.2$Windows_X86_64 LibreOffice_project/51a6219feb6075d9a4c46691dcfe0cd9c4fff3c2</meta:generator>
  </office:meta>
</office:document-meta>
</file>